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25-06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90552" calcext:value-type="float">
            <text:p>249.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24-09-13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893328" calcext:value-type="float">
            <text:p>249.8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847608" calcext:value-type="float">
            <text:p>249.8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99696" calcext:value-type="float">
            <text:p>249.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87504" calcext:value-type="float">
            <text:p>249.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96648" calcext:value-type="float">
            <text:p>249.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99696" calcext:value-type="float">
            <text:p>249.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96648" calcext:value-type="float">
            <text:p>249.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99696" calcext:value-type="float">
            <text:p>249.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96648" calcext:value-type="float">
            <text:p>249.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99696" calcext:value-type="float">
            <text:p>249.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99696" calcext:value-type="float">
            <text:p>249.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99696" calcext:value-type="float">
            <text:p>249.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936" calcext:value-type="float">
            <text:p>249.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96648" calcext:value-type="float">
            <text:p>249.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02744" calcext:value-type="float">
            <text:p>250.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05792" calcext:value-type="float">
            <text:p>250.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02744" calcext:value-type="float">
            <text:p>250.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0884" calcext:value-type="float">
            <text:p>250.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0884" calcext:value-type="float">
            <text:p>250.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0884" calcext:value-type="float">
            <text:p>250.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02744" calcext:value-type="float">
            <text:p>250.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11888" calcext:value-type="float">
            <text:p>250.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0884" calcext:value-type="float">
            <text:p>250.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5456" calcext:value-type="float">
            <text:p>250.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5456" calcext:value-type="float">
            <text:p>250.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5456" calcext:value-type="float">
            <text:p>250.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936" calcext:value-type="float">
            <text:p>249.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936" calcext:value-type="float">
            <text:p>249.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936" calcext:value-type="float">
            <text:p>249.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936" calcext:value-type="float">
            <text:p>249.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936" calcext:value-type="float">
            <text:p>249.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936" calcext:value-type="float">
            <text:p>249.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3932" calcext:value-type="float">
            <text:p>250.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408" calcext:value-type="float">
            <text:p>250.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41111164701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936" calcext:value-type="float">
            <text:p>249.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94" meta:object-count="0"/>
    <meta:user-defined meta:name="AppVersion">3.0</meta:user-defined>
  </office:meta>
</office:document-meta>
</file>